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85684" officeooo:paragraph-rsid="00185684" style:font-size-asian="12.25pt" style:font-size-complex="14pt"/>
    </style:style>
    <style:style style:name="P2" style:family="paragraph" style:parent-style-name="Standard">
      <style:text-properties fo:font-size="12pt" officeooo:rsid="0018a280" officeooo:paragraph-rsid="0018a280" style:font-size-asian="10.5pt" style:font-size-complex="12pt"/>
    </style:style>
    <style:style style:name="P3" style:family="paragraph" style:parent-style-name="Standard">
      <style:text-properties fo:font-size="12pt" officeooo:rsid="001bc996" officeooo:paragraph-rsid="001bc996" style:font-size-asian="10.5pt" style:font-size-complex="12pt"/>
    </style:style>
    <style:style style:name="P4" style:family="paragraph" style:parent-style-name="Standard">
      <style:text-properties fo:font-size="11pt" officeooo:rsid="0018a280" officeooo:paragraph-rsid="0018a280" style:font-size-asian="9.60000038146973pt" style:font-size-complex="11pt"/>
    </style:style>
    <style:style style:name="P5" style:family="paragraph" style:parent-style-name="Standard">
      <style:text-properties fo:font-size="11pt" officeooo:rsid="0019036b" officeooo:paragraph-rsid="001bc890" style:font-size-asian="9.60000038146973pt" style:font-size-complex="11pt"/>
    </style:style>
    <style:style style:name="P6" style:family="paragraph" style:parent-style-name="Standard">
      <style:text-properties fo:font-size="11pt" officeooo:rsid="001bc890" officeooo:paragraph-rsid="001bc890" style:font-size-asian="9.60000038146973pt" style:font-size-complex="11pt"/>
    </style:style>
    <style:style style:name="P7" style:family="paragraph" style:parent-style-name="Standard">
      <style:text-properties fo:font-size="11pt" officeooo:rsid="001bc996" officeooo:paragraph-rsid="001bc996" style:font-size-asian="9.60000038146973pt" style:font-size-complex="11pt"/>
    </style:style>
    <style:style style:name="P8" style:family="paragraph" style:parent-style-name="Standard">
      <style:text-properties fo:font-size="11pt" officeooo:rsid="001bc996" officeooo:paragraph-rsid="001d7e9c" style:font-size-asian="9.60000038146973pt" style:font-size-complex="11pt"/>
    </style:style>
    <style:style style:name="T1" style:family="text">
      <style:text-properties officeooo:rsid="0019036b"/>
    </style:style>
    <style:style style:name="T2" style:family="text">
      <style:text-properties officeooo:rsid="001a5306"/>
    </style:style>
    <style:style style:name="T3" style:family="text">
      <style:text-properties officeooo:rsid="001bc890"/>
    </style:style>
    <style:style style:name="T4" style:family="text">
      <style:text-properties officeooo:rsid="001cd45f"/>
    </style:style>
    <style:style style:name="T5" style:family="text">
      <style:text-properties officeooo:rsid="001d7e9c"/>
    </style:style>
    <style:style style:name="T6" style:family="text">
      <style:text-properties officeooo:rsid="001eca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lculator 1.1</text:p>
      <text:p text:style-name="P1"/>
      <text:p text:style-name="P2">Description</text:p>
      <text:p text:style-name="P2"/>
      <text:p text:style-name="P4">The design and implementation of a basic calculator software, <text:span text:style-name="T1">where, with</text:span> <text:span text:style-name="T1">each version iteration will evolve to become more advanced through modularity as the software scales.</text:span></text:p>
      <text:p text:style-name="P4"/>
      <text:p text:style-name="P5">Using a <text:span text:style-name="T2">defined set of requirements </text:span><text:span text:style-name="T3">as the highest level of abstraction, the Unified Modelling Language (UML) will be used to logically model these requirements through to lower levels of abstraction. <text:s/>The elements of the UML to be used are:- Use Case Diagrams &amp; Scripts, Class Design and Object Sequence Diagrams. <text:s/>The chosen software to utilise the UML is “Umbrello UML” due to it’s open source nature.</text:span></text:p>
      <text:p text:style-name="P5"/>
      <text:p text:style-name="P6">The software will be developed in core Java using the Eclipse Integrated Development Environment (IDE) for aspects of coding.</text:p>
      <text:p text:style-name="P6"/>
      <text:p text:style-name="P7">Github will be utilised as a version control concept where branches can be created that extend the main project <text:span text:style-name="T4">where new or updated implementations can be pushed to the branch ready to be pulled by the main branch to add to the project if acceptable.</text:span></text:p>
      <text:p text:style-name="P5"/>
      <text:p text:style-name="P5"><text:span text:style-name="T3">The project may not be constructed from inception to prototype as a finished article, but may be developed in units that can be tested as modules e.g. a use case may represent a module where a class can be created as an object template, implemented and tested as a unit.</text:span></text:p>
      <text:p text:style-name="P5"/>
      <text:p text:style-name="P3">Scenario</text:p>
      <text:p text:style-name="P7"/>
      <text:p text:style-name="P7">Basic</text:p>
      <text:p text:style-name="P7"/>
      <text:p text:style-name="P8">A user will enter numbers <text:span text:style-name="T5">and basic mathematical operators into the calculator display screen and press equals to get an answer. <text:s/>The user should be able to take the calculator display back to it’s original state e.g. 0 by a button press. <text:s/>The user should have the option to press a button to delete any last number that they have keyed in. <text:s/>The user will have the option to add a number to memory (</text:span><text:span text:style-name="T6">added it to an amount already in memory), the user will also have the option to store a number to memory (overwriting any amount already stored in memory). <text:s/>The should be able to recall what is in memory via a keypress. <text:s/>The user should be able to clear the memory.</text:span><text:span text:style-name="T5"> <text:s/>This basic version does not support entering into the display via a keyboard, only pressing on buttons. <text:s/>The mathematical operators this version will include are: Addition, Subtraction, Multiplication, Division, </text:span><text:span text:style-name="T6">Fractions, Indices and Percentages. <text:s/>The user will have the option of using brackets in a calculation so the rule of BODMAS/BIDMAS should be employed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6T12:42:02.860601191</meta:creation-date>
    <dc:date>2024-04-26T14:30:37.230923604</dc:date>
    <meta:editing-duration>PT5M17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389" meta:character-count="2291" meta:non-whitespace-character-count="1902"/>
  </office:meta>
</office:document-meta>
</file>